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2pt" style:font-size-asian="12pt" style:font-size-complex="12pt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[0:60]&gt;</text:placeholder></text:p>
          </table:table-cell>
          <table:table-cell table:style-name="Tabla4.A2" office:value-type="string">
            <text:p text:style-name="P40"><text:span text:style-name="T57"><text:text-input text:description="&lt;if test=&quot;not o.taxes_included&quot;&gt;">If vat discriminated</text:text-input></text:span><text:text-input text:description="&lt;line.vat_tax_id.description&gt;">10,5%</text:text-input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report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report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report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2T19:18:49.560756166</dc:date>
    <meta:editing-duration>P2DT27M40S</meta:editing-duration>
    <meta:editing-cycles>389</meta:editing-cycles>
    <meta:generator>LibreOffice/5.1.6.2$Linux_X86_64 LibreOffice_project/10m0$Build-2</meta:generator>
    <meta:document-statistic meta:table-count="6" meta:image-count="0" meta:object-count="0" meta:page-count="1" meta:paragraph-count="85" meta:word-count="380" meta:character-count="1971" meta:non-whitespace-character-count="1864"/>
  </office:meta>
</office:document-meta>
</file>